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_20_Spacing">
      <style:text-properties style:font-name="Calibri" fo:font-size="18pt" fo:language="sv" fo:country="SE" style:font-size-asian="18pt"/>
    </style:style>
    <style:style style:name="P2" style:family="paragraph" style:parent-style-name="Standard">
      <style:text-properties style:font-name="Calibri" fo:language="sv" fo:country="SE"/>
    </style:style>
    <style:style style:name="P3" style:family="paragraph" style:parent-style-name="Standard">
      <style:text-properties style:font-name="Calibri" fo:language="sv" fo:country="SE" fo:font-weight="bold" style:font-weight-asian="bold" style:font-weight-complex="bold"/>
    </style:style>
    <style:style style:name="P4" style:family="paragraph" style:parent-style-name="Standard">
      <style:text-properties style:font-name="Calibri" fo:font-size="11pt" fo:language="sv" fo:country="SE" style:font-size-asian="11pt"/>
    </style:style>
    <style:style style:name="P5" style:family="paragraph" style:parent-style-name="Standard">
      <style:text-properties style:font-name="Calibri" fo:font-size="11pt" fo:language="sv" fo:country="SE" style:font-size-asian="11pt" style:font-size-complex="11pt"/>
    </style:style>
    <style:style style:name="P6" style:family="paragraph" style:parent-style-name="Standard">
      <style:text-properties style:font-name="Calibri" fo:font-size="11pt" fo:language="sv" fo:country="SE" fo:font-weight="bold" style:font-size-asian="11pt" style:font-weight-asian="bold"/>
    </style:style>
    <style:style style:name="P7" style:family="paragraph" style:parent-style-name="Standard">
      <style:text-properties style:font-name="Calibri" fo:font-size="11pt" fo:language="sv" fo:country="SE" style:font-size-asian="11pt" style:font-size-complex="11pt"/>
    </style:style>
    <style:style style:name="P8" style:family="paragraph" style:parent-style-name="Standard">
      <style:text-properties style:font-name="Calibri" fo:font-size="11pt" fo:language="sv" fo:country="SE" officeooo:rsid="0011518d" officeooo:paragraph-rsid="0011518d" style:font-size-asian="11pt" style:font-size-complex="11pt"/>
    </style:style>
    <style:style style:name="P9" style:family="paragraph" style:parent-style-name="Standard">
      <style:text-properties style:font-name="Calibri" fo:language="sv" fo:country="SE"/>
    </style:style>
    <style:style style:name="P10" style:family="paragraph" style:parent-style-name="Standard">
      <style:text-properties style:font-name="Calibri" fo:language="sv" fo:country="SE" fo:font-weight="bold" style:font-weight-asian="bold" style:font-weight-complex="bold"/>
    </style:style>
    <style:style style:name="P11" style:family="paragraph" style:parent-style-name="Standard">
      <style:text-properties style:font-name="Calibri" fo:language="sv" fo:country="SE" officeooo:rsid="001449e7" officeooo:paragraph-rsid="001449e7"/>
    </style:style>
    <style:style style:name="P12" style:family="paragraph" style:parent-style-name="Standard">
      <style:text-properties officeooo:paragraph-rsid="0012c826"/>
    </style:style>
    <style:style style:name="P13" style:family="paragraph" style:parent-style-name="No_20_Spacing" style:master-page-name="MP0">
      <style:paragraph-properties style:page-number="auto" fo:break-before="page"/>
      <style:text-properties style:font-name="Calibri" fo:font-size="18pt" fo:language="sv" fo:country="SE" style:font-size-asian="18pt"/>
    </style:style>
    <style:style style:name="T1" style:family="text">
      <style:text-properties style:font-name="Calibri" fo:font-size="11pt" fo:language="sv" fo:country="SE" style:font-size-asian="11pt" style:font-size-complex="11pt"/>
    </style:style>
    <style:style style:name="T2" style:family="text">
      <style:text-properties style:font-name="Calibri" fo:font-size="11pt" fo:language="sv" fo:country="SE" officeooo:rsid="0012c826" style:font-size-asian="11pt" style:font-size-complex="11pt"/>
    </style:style>
    <style:style style:name="T3" style:family="text">
      <style:text-properties style:font-name="Calibri" fo:font-size="11pt" fo:language="sv" fo:country="SE" style:text-underline-style="none" style:font-size-asian="11pt" style:font-size-complex="11pt"/>
    </style:style>
    <style:style style:name="T4" style:family="text">
      <style:text-properties style:font-name="Calibri" fo:language="sv" fo:country="S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14ef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Cruel Bombs</text:p>
      <text:p text:style-name="P2"/>
      <text:p text:style-name="P2"/>
      <text:p text:style-name="P2"/>
      <text:p text:style-name="P3">Beskrivning</text:p>
      <text:p text:style-name="P5">Interaktiv informationssida om kärnvapen.</text:p>
      <text:p text:style-name="P5"/>
      <text:p text:style-name="Standard"><text:span text:style-name="Default_20_Paragraph_20_Font"><text:span text:style-name="T1">Interaktiviteten kommer att skapas genom att använda mig av en teknik som kallas ”Parallax” (</text:span></text:span><text:a xlink:type="simple" xlink:href="http://en.wikipedia.org/wiki/Parallax_scrolling" office:target-frame-name="_top" xlink:show="replace"><text:span text:style-name="Hyperlink"><text:span text:style-name="T3">http://en.wikipedia.org/wiki/Parallax_scrolling</text:span></text:span></text:a><text:span text:style-name="Default_20_Paragraph_20_Font"><text:span text:style-name="T1">), detta med hjälp av ett ännu icke bestämt jQuery-plugin.</text:span></text:span></text:p>
      <text:p text:style-name="Standard"><text:span text:style-name="Default_20_Paragraph_20_Font"><text:span text:style-name="T1"/></text:span></text:p>
      <text:p text:style-name="P12"><text:span text:style-name="Default_20_Paragraph_20_Font"><text:span text:style-name="T2">Blir resultatet som jag har planerat så kommer jag att ladda upp arbetet på en egen domän.</text:span></text:span></text:p>
      <text:p text:style-name="P2"/>
      <text:p text:style-name="P11">Jag kommer att dela in arbetet i olika sektioner, alla med olika former av interaktivt.</text:p>
      <text:p text:style-name="P2"/>
      <text:p text:style-name="P3">Tekniker</text:p>
      <text:p text:style-name="P6">LESS</text:p>
      <text:p text:style-name="P4">Ett dynamisk CSS-språk som gör det snabbare att skriva CSS.kod, Har ännu inte bestämt i vilken omfattning <text:s/>jag skall använda av denna metod, jag har haft svårt att hitta en bra kompilator.</text:p>
      <text:p text:style-name="P4"/>
      <text:p text:style-name="P4"/>
      <text:p text:style-name="P6">jQuery och JavaScript</text:p>
      <text:p text:style-name="P4">För att återskapa de olika effekterna kommer jag att använda mig av ett jQuery-bibliotek. Jag har inte ännu bestämt mig vilket bibliotek, men det finns flera potentiella kandidater.</text:p>
      <text:p text:style-name="P4"/>
      <text:p text:style-name="P4">Jag kommer också att använda jQuery för att implementera vissa funktioner., <text:span text:style-name="T6">pop-up-rutor till exempel.</text:span></text:p>
      <text:p text:style-name="P4"/>
      <text:p text:style-name="P4"/>
      <text:p text:style-name="P6">HTML</text:p>
      <text:p text:style-name="P4">Markupen kommer att skrivas i HTML.</text:p>
      <text:p text:style-name="P4"/>
      <text:p text:style-name="P4"/>
      <text:p text:style-name="P6">CSS</text:p>
      <text:p text:style-name="P4">Kommer att användas för att ge dokumentet stil.</text:p>
      <text:p text:style-name="P4"/>
      <text:p text:style-name="P6"/>
      <text:p text:style-name="P6">Google Web Fonts</text:p>
      <text:p text:style-name="P4">Många av typsnitten som jag kommer att använda kommer att komma från Google Web Fonts, och länkas direkt in på sidan.</text:p>
      <text:p text:style-name="P4"/>
      <text:p text:style-name="P4"/>
      <text:p text:style-name="P6">Mjukvara</text:p>
      <text:p text:style-name="P4">Jag kommer enbart att använda mig av ”Visual Studio 2012” för att skapa detta projekt. Om jag kommer att använda mig av LESS blir jag också tvungen att använda mig av en annan kompilator. </text:p>
      <text:p text:style-name="P2"/>
      <text:p text:style-name="P2"/>
      <text:p text:style-name="P3">Begränsningar</text:p>
      <text:p text:style-name="P3"/>
      <text:p text:style-name="P6">Tid</text:p>
      <text:p text:style-name="P4">30 dagar ger inte utrymme att skapa underverk, men jag har satt en ganska hög ambitionsnivå.</text:p>
      <text:p text:style-name="P4"/>
      <text:p text:style-name="P4"><text:soft-page-break/></text:p>
      <text:p text:style-name="P6">Tekniska kunskaper</text:p>
      <text:p text:style-name="P4">Vissa av de tekniker jag kommer att använda, använder jag för första gången, vilket innebär att det finns en inlärningsfaktor, men jag tror inte att det kommer att bli ett större problem. Men jag måste absolut ta med det i planeringen. <text:s/></text:p>
      <text:p text:style-name="P4"/>
      <text:p text:style-name="P2"/>
      <text:p text:style-name="P3">Bakgrund/inspiration</text:p>
      <text:p text:style-name="Standard"><text:a xlink:type="simple" xlink:href="http://kennedyandoswald.com/" office:target-frame-name="_top" xlink:show="replace"><text:span text:style-name="Default_20_Paragraph_20_Font"><text:span text:style-name="T1">http://kennedyandoswald.com</text:span></text:span></text:a><text:span text:style-name="Default_20_Paragraph_20_Font"><text:span text:style-name="T1"> </text:span></text:span></text:p>
      <text:p text:style-name="P5"/>
      <text:p text:style-name="P5">- Jag har tidigare varit skeptisk till parallaxtekniken, eftersom jag inte tyckte att den implementerats rätt. Denna sida visar dock hur denna teknik kan användas på ett bra sätt, för att på ett engagerat och interaktivt presentera information. </text:p>
      <text:p text:style-name="P5"/>
      <text:p text:style-name="Standard"><text:a xlink:type="simple" xlink:href="http://mengyuangao.com/iraqwar/" office:target-frame-name="_top" xlink:show="replace"><text:span text:style-name="Default_20_Paragraph_20_Font"><text:span text:style-name="T1">http://mengyuangao.com/iraqwar/</text:span></text:span></text:a></text:p>
      <text:p text:style-name="P5"/>
      <text:p text:style-name="P5">- Visar hur man på ett ”enkelt” sätt kan implementera denna effekt. Jag har studerat koden noggrant, och kommer att försöka att lägga upp min på ett liknande sätt.</text:p>
      <text:p text:style-name="P2"/>
      <text:p text:style-name="P2"/>
      <text:p text:style-name="Standard"><text:span text:style-name="Default_20_Paragraph_20_Font"><text:span text:style-name="T4">Deltagare</text:span></text:span></text:p>
      <text:p text:style-name="P5">Endast jag kommer att delta i detta projekt.</text:p>
      <text:p text:style-name="P5"/>
      <text:p text:style-name="P5"/>
      <text:p text:style-name="P8"><text:span text:style-name="Default_20_Paragraph_20_Font"><text:span text:style-name="T5">Github-länk</text:span></text:span></text:p>
      <text:p text:style-name="P8"><text:span text:style-name="Default_20_Paragraph_20_Font"><text:span text:style-name="T5">https://github.com/ag222ie/CruelBombs.git</text:span></text:span></text:p>
      <text:p text:style-name="P2"/>
      <text:p text:style-name="P2"/>
      <text:p text:style-name="Standard"><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_20_Spacing" style:display-name="No Spacing" style:family="paragraph">
      <style:paragraph-properties fo:hyphenation-ladder-count="no-limit"/>
      <style:text-properties style:font-size-complex="10.5pt" fo:hyphenate="false"/>
    </style:style>
    <style:style style:name="Title" style:family="paragraph" style:parent-style-name="Normal" style:next-style-name="Normal" style:class="chapter">
      <style:paragraph-properties fo:margin-top="0cm" fo:margin-bottom="0.529cm" style:contextual-spacing="false"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3.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3.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Alexander Gottfridsson</meta:initial-creator>
    <meta:creation-date>2013-12-12T22:45:00Z</meta:creation-date>
    <dc:date>2013-12-19T11:39:25.425000000</dc:date>
    <meta:editing-cycles>146</meta:editing-cycles>
    <meta:editing-duration>PT3H57M24S</meta:editing-duration>
    <meta:document-statistic meta:table-count="0" meta:image-count="0" meta:object-count="0" meta:page-count="2" meta:paragraph-count="34" meta:word-count="359" meta:character-count="2315" meta:non-whitespace-character-count="1984"/>
    <meta:template xlink:type="simple" xlink:actuate="onRequest" xlink:title="" xlink:href="Normal"/>
  </office:meta>
</office:document-meta>
</file>